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Dashed" draw:fill="none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10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family="'Times New Roman'" style:font-style-name="Курсив" style:font-family-generic="roman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cm" svg:height="1cm" svg:x="7.5cm" svg:y="2cm">
          <text:p text:style-name="P1"><text:span text:style-name="T1">Меню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2cm" svg:height="1cm" svg:x="13cm" svg:y="4cm">
          <text:p text:style-name="P1"><text:span text:style-name="T1">Помощ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5cm" svg:height="1cm" svg:x="7.5cm" svg:y="7.5cm">
          <text:p text:style-name="P1"><text:span text:style-name="T1">Начать игр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2cm" svg:height="1cm" svg:x="1.25cm" svg:y="5.654cm">
          <text:p text:style-name="P1"><text:span text:style-name="T1">Категири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1.5cm" svg:height="1cm" svg:x="8cm" svg:y="4cm">
          <text:p text:style-name="P1"><text:span text:style-name="T1">Иг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2.5cm" svg:height="1cm" svg:x="2.5cm" svg:y="4cm">
          <text:p text:style-name="P1"><text:span text:style-name="T1">Энциклопед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1.5cm" svg:height="1cm" svg:x="10.5cm" svg:y="7.5cm">
          <text:p text:style-name="P1"><text:span text:style-name="T1">Наза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2cm" svg:height="1cm" svg:x="13cm" svg:y="7.5cm">
          <text:p text:style-name="P1"><text:span text:style-name="T1">Статисти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8.75cm" svg:y1="5cm" svg:x2="8.75cm" svg:y2="7.5cm" draw:start-shape="id1" draw:start-glue-point="6" draw:end-shape="id2" draw:end-glue-point="4" svg:d="M8750 5000v2500">
          <text:p/>
        </draw:connector>
        <draw:connector draw:style-name="gr2" draw:text-style-name="P3" draw:layer="layout" draw:type="line" svg:x1="14cm" svg:y1="7.5cm" svg:x2="8.75cm" svg:y2="5cm" draw:start-shape="id3" draw:start-glue-point="4" draw:end-shape="id1" draw:end-glue-point="6" svg:d="M14000 7500l-5250-2500">
          <text:p/>
        </draw:connector>
        <draw:connector draw:style-name="gr2" draw:text-style-name="P3" draw:layer="layout" draw:type="line" svg:x1="11.25cm" svg:y1="7.5cm" svg:x2="8.75cm" svg:y2="5cm" draw:start-shape="id4" draw:start-glue-point="4" draw:end-shape="id1" draw:end-glue-point="6" svg:d="M11250 7500l-2500-2500">
          <text:p/>
        </draw:connector>
        <draw:connector draw:style-name="gr2" draw:text-style-name="P3" draw:layer="layout" draw:type="line" svg:x1="8.5cm" svg:y1="3cm" svg:x2="3.75cm" svg:y2="4cm" draw:start-shape="id5" draw:start-glue-point="6" draw:end-shape="id6" draw:end-glue-point="4" svg:d="M8500 3000l-4750 1000">
          <text:p/>
        </draw:connector>
        <draw:connector draw:style-name="gr2" draw:text-style-name="P3" draw:layer="layout" draw:type="line" svg:x1="8.75cm" svg:y1="4cm" svg:x2="8.5cm" svg:y2="3cm" draw:start-shape="id1" draw:start-glue-point="4" draw:end-shape="id5" draw:end-glue-point="6" svg:d="M8750 4000l-250-1000">
          <text:p/>
        </draw:connector>
        <draw:connector draw:style-name="gr2" draw:text-style-name="P3" draw:layer="layout" draw:type="line" svg:x1="14cm" svg:y1="4cm" svg:x2="8.5cm" svg:y2="3cm" draw:start-shape="id7" draw:start-glue-point="4" draw:end-shape="id5" draw:end-glue-point="6" svg:d="M14000 4000l-5500-1000">
          <text:p/>
        </draw:connector>
        <draw:custom-shape draw:style-name="gr1" draw:text-style-name="P2" xml:id="id9" draw:id="id9" draw:layer="layout" svg:width="2.5cm" svg:height="1cm" svg:x="4.889cm" svg:y="5.654cm">
          <text:p text:style-name="P1"><text:span text:style-name="T1">Категория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2.25cm" svg:y1="5.654cm" svg:x2="3.75cm" svg:y2="5cm" draw:start-shape="id8" draw:start-glue-point="4" draw:end-shape="id6" draw:end-glue-point="6" svg:d="M2250 5654l1500-654">
          <text:p/>
        </draw:connector>
        <draw:connector draw:style-name="gr2" draw:text-style-name="P3" draw:layer="layout" draw:type="line" svg:x1="6.139cm" svg:y1="5.654cm" svg:x2="3.75cm" svg:y2="5cm" draw:start-shape="id9" draw:start-glue-point="4" draw:end-shape="id6" draw:end-glue-point="6" svg:d="M6139 5654l-2389-654">
          <text:p/>
        </draw:connector>
        <draw:custom-shape draw:style-name="gr1" draw:text-style-name="P2" xml:id="id10" draw:id="id10" draw:layer="layout" svg:width="2cm" svg:height="1cm" svg:x="1.25cm" svg:y="7.654cm">
          <text:p text:style-name="P1"><text:span text:style-name="T1">Объект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2cm" svg:height="1cm" svg:x="5cm" svg:y="7.654cm">
          <text:p text:style-name="P1"><text:span text:style-name="T1">Объект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2.25cm" svg:y1="6.654cm" svg:x2="2.25cm" svg:y2="7.654cm" draw:start-shape="id8" draw:start-glue-point="6" draw:end-shape="id10" svg:d="M2250 6654v1000">
          <text:p/>
        </draw:connector>
        <draw:connector draw:style-name="gr2" draw:text-style-name="P3" draw:layer="layout" draw:type="line" svg:x1="2.25cm" svg:y1="6.654cm" svg:x2="6cm" svg:y2="7.654cm" draw:start-shape="id8" draw:start-glue-point="6" draw:end-shape="id11" draw:end-glue-point="4" svg:d="M2250 6654l3750 1000">
          <text:p/>
        </draw:connector>
        <draw:custom-shape draw:style-name="gr1" draw:text-style-name="P2" xml:id="id12" draw:id="id12" draw:layer="layout" svg:width="1.5cm" svg:height="1cm" svg:x="13.272cm" svg:y="5.5cm">
          <text:p text:style-name="P1"><text:span text:style-name="T1">Наза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4cm" svg:y1="5cm" svg:x2="14.022cm" svg:y2="5.5cm" draw:start-shape="id7" draw:start-glue-point="6" draw:end-shape="id12" draw:end-glue-point="4" svg:d="M14000 5000l22 500">
          <text:p/>
        </draw:connector>
        <draw:custom-shape draw:style-name="gr1" draw:text-style-name="P2" xml:id="id13" draw:id="id13" draw:layer="layout" svg:width="2cm" svg:height="1cm" svg:x="6cm" svg:y="9.5cm">
          <text:p text:style-name="P1"><text:span text:style-name="T1">Созвезд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2cm" svg:height="1cm" svg:x="9cm" svg:y="9.5cm">
          <text:p text:style-name="P1"><text:span text:style-name="T1">Планет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cm" svg:y1="9.5cm" svg:x2="8.75cm" svg:y2="8.5cm" draw:start-shape="id13" draw:start-glue-point="4" draw:end-shape="id2" draw:end-glue-point="6" svg:d="M7000 9500l1750-1000">
          <text:p/>
        </draw:connector>
        <draw:connector draw:style-name="gr2" draw:text-style-name="P1" draw:layer="layout" draw:type="line" svg:x1="10cm" svg:y1="9.5cm" svg:x2="8.75cm" svg:y2="8.5cm" draw:start-shape="id14" draw:start-glue-point="4" draw:end-shape="id2" draw:end-glue-point="6" svg:d="M10000 9500l-1250-1000">
          <text:p/>
        </draw:connector>
        <draw:custom-shape draw:style-name="gr1" draw:text-style-name="P2" xml:id="id15" draw:id="id15" draw:layer="layout" svg:width="2cm" svg:height="1cm" svg:x="4.5cm" svg:y="12.5cm">
          <text:p text:style-name="P1"><text:span text:style-name="T1">Ответ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6" draw:id="id16" draw:layer="layout" svg:width="2cm" svg:height="1cm" svg:x="7cm" svg:y="12.5cm">
          <text:p text:style-name="P1"><text:span text:style-name="T1">Ответ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2cm" svg:height="1cm" svg:x="9.5cm" svg:y="12.5cm">
          <text:p text:style-name="P1"><text:span text:style-name="T1">Ответ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8" draw:id="id18" draw:layer="layout" svg:width="2cm" svg:height="1cm" svg:x="12cm" svg:y="12.5cm">
          <text:p text:style-name="P1"><text:span text:style-name="T1">Ответ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5.5cm" svg:y1="12.5cm" svg:x2="7cm" svg:y2="10.5cm" draw:start-shape="id15" draw:start-glue-point="4" draw:end-shape="id13" draw:end-glue-point="6" svg:d="M5500 12500l1500-2000">
          <text:p/>
        </draw:connector>
        <draw:connector draw:style-name="gr2" draw:text-style-name="P1" draw:layer="layout" draw:type="line" svg:x1="8cm" svg:y1="12.5cm" svg:x2="7cm" svg:y2="10.5cm" draw:start-shape="id16" draw:start-glue-point="4" draw:end-shape="id13" draw:end-glue-point="6" svg:d="M8000 12500l-1000-2000">
          <text:p/>
        </draw:connector>
        <draw:connector draw:style-name="gr2" draw:text-style-name="P1" draw:layer="layout" draw:type="line" svg:x1="10.5cm" svg:y1="12.5cm" svg:x2="7cm" svg:y2="10.5cm" draw:start-shape="id17" draw:start-glue-point="4" draw:end-shape="id13" draw:end-glue-point="6" svg:d="M10500 12500l-3500-2000">
          <text:p/>
        </draw:connector>
        <draw:connector draw:style-name="gr2" draw:text-style-name="P1" draw:layer="layout" draw:type="line" svg:x1="13cm" svg:y1="12.5cm" svg:x2="7cm" svg:y2="10.5cm" draw:start-shape="id18" draw:start-glue-point="4" draw:end-shape="id13" draw:end-glue-point="6" svg:d="M13000 12500l-6000-2000">
          <text:p/>
        </draw:connector>
        <draw:connector draw:style-name="gr2" draw:text-style-name="P1" draw:layer="layout" draw:type="line" svg:x1="10cm" svg:y1="10.5cm" svg:x2="5.5cm" svg:y2="12.5cm" draw:start-shape="id14" draw:start-glue-point="6" draw:end-shape="id15" draw:end-glue-point="4" svg:d="M10000 10500l-4500 2000">
          <text:p/>
        </draw:connector>
        <draw:connector draw:style-name="gr2" draw:text-style-name="P1" draw:layer="layout" draw:type="line" svg:x1="8cm" svg:y1="12.5cm" svg:x2="10cm" svg:y2="10.5cm" draw:start-shape="id16" draw:start-glue-point="4" draw:end-shape="id14" draw:end-glue-point="6" svg:d="M8000 12500l2000-2000">
          <text:p/>
        </draw:connector>
        <draw:connector draw:style-name="gr2" draw:text-style-name="P1" draw:layer="layout" draw:type="line" svg:x1="10.5cm" svg:y1="12.5cm" svg:x2="10cm" svg:y2="10.5cm" draw:start-shape="id17" draw:start-glue-point="4" draw:end-shape="id14" draw:end-glue-point="6" svg:d="M10500 12500l-500-2000">
          <text:p/>
        </draw:connector>
        <draw:connector draw:style-name="gr2" draw:text-style-name="P1" draw:layer="layout" draw:type="line" svg:x1="13cm" svg:y1="12.5cm" svg:x2="10cm" svg:y2="10.5cm" draw:start-shape="id18" draw:start-glue-point="4" draw:end-shape="id14" draw:end-glue-point="6" svg:d="M13000 12500l-3000-2000">
          <text:p/>
        </draw:connector>
        <draw:custom-shape draw:style-name="gr1" draw:text-style-name="P2" xml:id="id19" draw:id="id19" draw:layer="layout" svg:width="1.5cm" svg:height="1cm" svg:x="16cm" svg:y="9.5cm">
          <text:p text:style-name="P1"><text:span text:style-name="T1">Наза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4cm" svg:y1="8.5cm" svg:x2="16.75cm" svg:y2="9.5cm" draw:start-shape="id3" draw:start-glue-point="6" draw:end-shape="id19" draw:end-glue-point="4" svg:d="M14000 8500l2750 1000">
          <text:p/>
        </draw:connector>
        <draw:custom-shape draw:style-name="gr1" draw:text-style-name="P2" xml:id="id20" draw:id="id20" draw:layer="layout" svg:width="3.5cm" svg:height="1cm" svg:x="12cm" svg:y="9.5cm">
          <text:p text:style-name="P1"><text:span text:style-name="T1">Удалить статистик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2" draw:id="id22" draw:layer="layout" svg:width="1.5cm" svg:height="1cm" svg:x="15cm" svg:y="11cm">
          <text:p text:style-name="P1"><text:span text:style-name="T1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1" draw:id="id21" draw:layer="layout" svg:width="1.5cm" svg:height="1cm" svg:x="13cm" svg:y="11cm">
          <text:p text:style-name="P1"><text:span text:style-name="T1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3.75cm" svg:y1="10.5cm" svg:x2="13.75cm" svg:y2="11cm" draw:start-shape="id20" draw:start-glue-point="6" draw:end-shape="id21" draw:end-glue-point="4" svg:d="M13750 10500v500">
          <text:p/>
        </draw:connector>
        <draw:connector draw:style-name="gr2" draw:text-style-name="P1" draw:layer="layout" draw:type="line" svg:x1="15.75cm" svg:y1="11cm" svg:x2="13.75cm" svg:y2="10.5cm" draw:start-shape="id22" draw:start-glue-point="4" draw:end-shape="id20" draw:end-glue-point="6" svg:d="M15750 11000l-2000-500">
          <text:p/>
        </draw:connector>
        <draw:connector draw:style-name="gr2" draw:text-style-name="P1" draw:layer="layout" draw:type="line" svg:x1="14cm" svg:y1="8.5cm" svg:x2="13.75cm" svg:y2="9.5cm" draw:start-shape="id3" draw:start-glue-point="6" draw:end-shape="id20" draw:end-glue-point="4" svg:d="M14000 8500l-250 1000">
          <text:p/>
        </draw:connector>
        <draw:custom-shape draw:style-name="gr3" draw:text-style-name="P1" xml:id="id23" draw:id="id23" draw:layer="layout" svg:width="1cm" svg:height="1cm" svg:x="3.57cm" svg:y="5.654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75cm" svg:y1="5cm" svg:x2="4.07cm" svg:y2="5.654cm" draw:start-shape="id6" draw:start-glue-point="6" draw:end-shape="id23" draw:end-glue-point="0" svg:d="M3750 5000l320 654">
          <text:p/>
        </draw:connector>
        <draw:custom-shape draw:style-name="gr3" draw:text-style-name="P1" xml:id="id24" draw:id="id24" draw:layer="layout" svg:width="1cm" svg:height="1cm" svg:x="3.615cm" svg:y="7.654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25cm" svg:y1="6.654cm" svg:x2="4.115cm" svg:y2="7.654cm" draw:start-shape="id8" draw:start-glue-point="6" draw:end-shape="id24" svg:d="M2250 6654l1865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8M46S</meta:editing-duration>
    <meta:editing-cycles>7</meta:editing-cycles>
    <meta:generator>OpenOffice/4.1.2$Win32 OpenOffice.org_project/412m3$Build-9782</meta:generator>
    <dc:date>2015-11-15T15:54:58.22</dc:date>
    <dc:creator>Василий </dc:creator>
    <meta:document-statistic meta:object-count="51"/>
  </office:meta>
</office:document-meta>
</file>